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28.157" calcext:value-type="float">
            <text:p>28.157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6.156" calcext:value-type="float">
            <text:p>6.156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6.203" calcext:value-type="float">
            <text:p>6.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office:value-type="float" office:value="7.149" calcext:value-type="float">
            <text:p>7.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office:value-type="float" office:value="6.387" calcext:value-type="float">
            <text:p>6.3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office:value-type="float" office:value="4.196" calcext:value-type="float">
            <text:p>4.19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28.157/6.156" office:value-type="float" office:value="4.57391163092918" calcext:value-type="float">
            <text:p>4.573911630929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28.157/6.203" office:value-type="float" office:value="4.53925519909721" calcext:value-type="float">
            <text:p>4.539255199097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table:formula="of:=28.157/7.149" office:value-type="float" office:value="3.93859281018324" calcext:value-type="float">
            <text:p>3.938592810183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table:formula="of:=28.157/6.387" office:value-type="float" office:value="4.40848598716142" calcext:value-type="float">
            <text:p>4.40848598716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table:formula="of:=28.157/4.196" office:value-type="float" office:value="6.7104385128694" calcext:value-type="float">
            <text:p>6.7104385128694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895" calcext:value-type="float">
            <text:p>489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6592" calcext:value-type="float">
            <text:p>56592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083" calcext:value-type="float">
            <text:p>608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6267" calcext:value-type="float">
            <text:p>56267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29773" calcext:value-type="float">
            <text:p>229773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30/30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30/30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35/3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49/46" office:value-type="float" office:value="1.06521739130435" calcext:value-type="float">
            <text:p>1.06521739130435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79/58" office:value-type="float" office:value="1.36206896551724" calcext:value-type="float">
            <text:p>1.36206896551724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127/72" office:value-type="float" office:value="1.76388888888889" calcext:value-type="float">
            <text:p>1.7638888888888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6083/246" office:value-type="float" office:value="24.7276422764228" calcext:value-type="float">
            <text:p>24.7276422764228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56267/4895" office:value-type="float" office:value="11.4947906026558" calcext:value-type="float">
            <text:p>11.4947906026558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229773/56592" office:value-type="float" office:value="4.06016751484309" calcext:value-type="float">
            <text:p>4.060167514843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0:58:22.97833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1-01-06T21:44:39.315371871</dc:date>
    <meta:editing-duration>PT17M24S</meta:editing-duration>
    <meta:editing-cycles>5</meta:editing-cycles>
    <meta:generator>LibreOffice/6.0.7.3$Linux_X86_64 LibreOffice_project/00m0$Build-3</meta:generator>
    <meta:document-statistic meta:table-count="1" meta:cell-count="97" meta:object-count="0"/>
  </office:meta>
</office:document-meta>
</file>